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3.9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</table:table-row>
        <table:table-row table:style-name="ro1">
          <table:table-cell office:value-type="string">
            <text:p>a 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Aal</text:p>
          </table:table-cell>
          <table:table-cell table:style-name="ce1" office:value-type="string">
            <text:p>Eel, masculine noun</text:p>
          </table:table-cell>
          <table:table-cell office:value-type="string">
            <text:p>Baby</text:p>
          </table:table-cell>
          <table:table-cell office:value-type="string">
            <text:p>baby</text:p>
          </table:table-cell>
          <table:table-cell table:number-columns-repeated="2"/>
          <table:table-cell office:value-type="string">
            <text:p>das</text:p>
          </table:table-cell>
        </table:table-row>
        <table:table-row table:style-name="ro2">
          <table:table-cell office:value-type="string">
            <text:p>Aas</text:p>
          </table:table-cell>
          <table:table-cell office:value-type="string">
            <text:p>carrion, neuter</text:p>
          </table:table-cell>
          <table:table-cell office:value-type="string">
            <text:p>Bach</text:p>
          </table:table-cell>
          <table:table-cell office:value-type="string">
            <text:p>stream, masculine noun </text:p>
          </table:table-cell>
          <table:table-cell table:number-columns-repeated="2"/>
          <table:table-cell office:value-type="string">
            <text:p>der</text:p>
          </table:table-cell>
        </table:table-row>
        <table:table-row table:style-name="ro2">
          <table:table-cell office:value-type="string">
            <text:p>Abändern</text:p>
          </table:table-cell>
          <table:table-cell office:value-type="string">
            <text:p>alter, modify</text:p>
          </table:table-cell>
          <table:table-cell office:value-type="string">
            <text:p>Backbord</text:p>
          </table:table-cell>
          <table:table-cell office:value-type="string">
            <text:p>port[side]</text:p>
          </table:table-cell>
          <table:table-cell table:number-columns-repeated="2"/>
          <table:table-cell office:value-type="string">
            <text:p>die</text:p>
          </table:table-cell>
        </table:table-row>
        <table:table-row table:style-name="ro2">
          <table:table-cell office:value-type="string">
            <text:p>Abbau</text:p>
          </table:table-cell>
          <table:table-cell office:value-type="string">
            <text:p>Dismantling, masculine noun</text:p>
          </table:table-cell>
          <table:table-cell office:value-type="string">
            <text:p>Backe</text:p>
          </table:table-cell>
          <table:table-cell office:value-type="string">
            <text:p>cheek, feminine noun</text:p>
          </table:table-cell>
          <table:table-cell table:number-columns-repeated="3"/>
        </table:table-row>
        <table:table-row table:style-name="ro2">
          <table:table-cell office:value-type="string">
            <text:p>abbei<text:span text:style-name="T1">ßen</text:span></text:p>
          </table:table-cell>
          <table:table-cell office:value-type="string">
            <text:p>bite off</text:p>
          </table:table-cell>
          <table:table-cell office:value-type="string">
            <text:p>backen</text:p>
          </table:table-cell>
          <table:table-cell office:value-type="string">
            <text:p>bake, fry</text:p>
          </table:table-cell>
          <table:table-cell table:number-columns-repeated="3"/>
        </table:table-row>
        <table:table-row table:style-name="ro2">
          <table:table-cell office:value-type="string">
            <text:p>abbeizen</text:p>
          </table:table-cell>
          <table:table-cell office:value-type="string">
            <text:p>strip</text:p>
          </table:table-cell>
          <table:table-cell office:value-type="string">
            <text:p>Backenzahn</text:p>
          </table:table-cell>
          <table:table-cell office:value-type="string">
            <text:p>molar, masculine noun</text:p>
          </table:table-cell>
          <table:table-cell table:number-columns-repeated="3"/>
        </table:table-row>
        <table:table-row table:style-name="ro2">
          <table:table-cell office:value-type="string">
            <text:p>abberufen</text:p>
          </table:table-cell>
          <table:table-cell office:value-type="string">
            <text:p>recall</text:p>
          </table:table-cell>
          <table:table-cell table:number-columns-repeated="5"/>
        </table:table-row>
        <table:table-row table:style-name="ro2">
          <table:table-cell office:value-type="string">
            <text:p>abbestellen</text:p>
          </table:table-cell>
          <table:table-cell office:value-type="string">
            <text:p>cancel</text:p>
          </table:table-cell>
          <table:table-cell table:number-columns-repeated="5"/>
        </table:table-row>
        <table:table-row table:style-name="ro2">
          <table:table-cell office:value-type="string">
            <text:p>abbiegen</text:p>
          </table:table-cell>
          <table:table-cell office:value-type="string">
            <text:p>turn off, turn left</text:p>
          </table:table-cell>
          <table:table-cell table:number-columns-repeated="5"/>
        </table:table-row>
        <table:table-row table:style-name="ro2">
          <table:table-cell office:value-type="string">
            <text:p>Abbildung</text:p>
          </table:table-cell>
          <table:table-cell office:value-type="string">
            <text:p>illustration, feminine noun</text:p>
          </table:table-cell>
          <table:table-cell table:number-columns-repeated="5"/>
        </table:table-row>
        <table:table-row table:style-name="ro2">
          <table:table-cell office:value-type="string">
            <text:p>abblättern</text:p>
          </table:table-cell>
          <table:table-cell office:value-type="string">
            <text:p>flake off</text:p>
          </table:table-cell>
          <table:table-cell table:number-columns-repeated="5"/>
        </table:table-row>
        <table:table-row table:style-name="ro2">
          <table:table-cell office:value-type="string">
            <text:p>abblended</text:p>
          </table:table-cell>
          <table:table-cell office:value-type="string">
            <text:p>dip one's headlights/dipped headlights</text:p>
          </table:table-cell>
          <table:table-cell table:number-columns-repeated="5"/>
        </table:table-row>
        <table:table-row table:style-name="ro2">
          <table:table-cell office:value-type="string">
            <text:p>abbrechen</text:p>
          </table:table-cell>
          <table:table-cell office:value-type="string">
            <text:p>break off, demolish, cancel</text:p>
          </table:table-cell>
          <table:table-cell table:number-columns-repeated="5"/>
        </table:table-row>
        <table:table-row table:style-name="ro2">
          <table:table-cell office:value-type="string">
            <text:p>abbrennen</text:p>
          </table:table-cell>
          <table:table-cell office:value-type="string">
            <text:p>burn off, burn down,</text:p>
          </table:table-cell>
          <table:table-cell table:number-columns-repeated="5"/>
        </table:table-row>
        <table:table-row table:style-name="ro2">
          <table:table-cell office:value-type="string">
            <text:p>abbringen</text:p>
          </table:table-cell>
          <table:table-cell office:value-type="string">
            <text:p>dissuade</text:p>
          </table:table-cell>
          <table:table-cell table:number-columns-repeated="5"/>
        </table:table-row>
        <table:table-row table:style-name="ro2">
          <table:table-cell office:value-type="string">
            <text:p>Abbruch</text:p>
          </table:table-cell>
          <table:table-cell office:value-type="string">
            <text:p>demolition, masculine noun</text:p>
          </table:table-cell>
          <table:table-cell table:number-columns-repeated="5"/>
        </table:table-row>
        <table:table-row table:style-name="ro2">
          <table:table-cell office:value-type="string">
            <text:p>abbuchen</text:p>
          </table:table-cell>
          <table:table-cell office:value-type="string">
            <text:p>debit</text:p>
          </table:table-cell>
          <table:table-cell table:number-columns-repeated="5"/>
        </table:table-row>
        <table:table-row table:style-name="ro2">
          <table:table-cell office:value-type="string">
            <text:p>abb<text:span text:style-name="T1">ürsten</text:span></text:p>
          </table:table-cell>
          <table:table-cell office:value-type="string">
            <text:p>brush down,brush off</text:p>
          </table:table-cell>
          <table:table-cell table:number-columns-repeated="5"/>
        </table:table-row>
        <table:table-row table:style-name="ro2">
          <table:table-cell office:value-type="string">
            <text:p>abdanken</text:p>
          </table:table-cell>
          <table:table-cell office:value-type="string">
            <text:p>resign, abdicate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18/02/2016</text:date>, <text:time>12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5:51:04.96</meta:creation-date>
    <dc:date>2016-02-18T12:12:41.90</dc:date>
    <meta:editing-duration>PT18M</meta:editing-duration>
    <meta:editing-cycles>4</meta:editing-cycles>
    <meta:generator>OpenOffice/4.0.1$Win32 OpenOffice.org_project/401m5$Build-9714</meta:generator>
    <meta:document-statistic meta:table-count="3" meta:cell-count="64" meta:object-count="0"/>
  </office:meta>
</office:document-meta>
</file>